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create external table baseball_ext.dw_players_career_batting_stats (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]&amp;&quot; &quot;&amp;[.G2]&amp;&quot;,&quot;" office:value-type="string" office:string-value="player_id integer," calcext:value-type="string">
            <text:p>player_id integer,</text:p>
          </table:table-cell>
          <table:table-cell/>
          <table:table-cell table:formula="of:=&quot;'&quot;&amp;[.A2]&amp;&quot;',&quot;" office:value-type="string" office:string-value="'player_id'," calcext:value-type="string">
            <text:p>'player_id',</text:p>
          </table:table-cell>
          <table:table-cell/>
          <table:table-cell table:formula="of:=&quot;md5(&quot;&amp;[.A2]&amp;&quot;),&quot;" office:value-type="string" office:string-value="md5(player_id)," calcext:value-type="string">
            <text:p>md5(player_id),</text:p>
          </table:table-cell>
          <table:table-cell table:formula="of:=&quot;md5(&quot;&amp;[.A2]&amp;&quot;) ||&quot;" office:value-type="string" office:string-value="md5(player_id) ||" calcext:value-type="string">
            <text:p>md5(player_id) ||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]&amp;&quot; &quot;&amp;[.G3]&amp;&quot;,&quot;" office:value-type="string" office:string-value="year integer," calcext:value-type="string">
            <text:p>year integer,</text:p>
          </table:table-cell>
          <table:table-cell/>
          <table:table-cell table:formula="of:=&quot;'&quot;&amp;[.A3]&amp;&quot;',&quot;" office:value-type="string" office:string-value="'year'," calcext:value-type="string">
            <text:p>'year',</text:p>
          </table:table-cell>
          <table:table-cell/>
          <table:table-cell table:formula="of:=&quot;md5(&quot;&amp;[.A3]&amp;&quot;),&quot;" office:value-type="string" office:string-value="md5(year)," calcext:value-type="string">
            <text:p>md5(year),</text:p>
          </table:table-cell>
          <table:table-cell table:formula="of:=&quot;md5(&quot;&amp;[.A3]&amp;&quot;) ||&quot;" office:value-type="string" office:string-value="md5(year) ||" calcext:value-type="string">
            <text:p>md5(year) ||</text:p>
          </table:table-cell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4]&amp;&quot; &quot;&amp;[.G4]&amp;&quot;,&quot;" office:value-type="string" office:string-value="team_id integer," calcext:value-type="string">
            <text:p>team_id integer,</text:p>
          </table:table-cell>
          <table:table-cell/>
          <table:table-cell table:formula="of:=&quot;'&quot;&amp;[.A4]&amp;&quot;',&quot;" office:value-type="string" office:string-value="'team_id'," calcext:value-type="string">
            <text:p>'team_id',</text:p>
          </table:table-cell>
          <table:table-cell/>
          <table:table-cell table:formula="of:=&quot;md5(&quot;&amp;[.A4]&amp;&quot;),&quot;" office:value-type="string" office:string-value="md5(team_id)," calcext:value-type="string">
            <text:p>md5(team_id),</text:p>
          </table:table-cell>
          <table:table-cell table:formula="of:=&quot;md5(&quot;&amp;[.A4]&amp;&quot;) ||&quot;" office:value-type="string" office:string-value="md5(team_id) ||" calcext:value-type="string">
            <text:p>md5(team_id) ||</text:p>
          </table:table-cell>
        </table:table-row>
        <table:table-row table:style-name="ro1">
          <table:table-cell office:value-type="string" calcext:value-type="string">
            <text:p>gam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5]&amp;&quot; &quot;&amp;[.G5]&amp;&quot;,&quot;" office:value-type="string" office:string-value="game_id integer," calcext:value-type="string">
            <text:p>game_id integer,</text:p>
          </table:table-cell>
          <table:table-cell/>
          <table:table-cell table:formula="of:=&quot;'&quot;&amp;[.A5]&amp;&quot;',&quot;" office:value-type="string" office:string-value="'game_id'," calcext:value-type="string">
            <text:p>'game_id',</text:p>
          </table:table-cell>
          <table:table-cell/>
          <table:table-cell table:formula="of:=&quot;md5(&quot;&amp;[.A5]&amp;&quot;),&quot;" office:value-type="string" office:string-value="md5(game_id)," calcext:value-type="string">
            <text:p>md5(game_id),</text:p>
          </table:table-cell>
          <table:table-cell table:formula="of:=&quot;md5(&quot;&amp;[.A5]&amp;&quot;) ||&quot;" office:value-type="string" office:string-value="md5(game_id) ||" calcext:value-type="string">
            <text:p>md5(game_id) ||</text:p>
          </table:table-cell>
        </table:table-row>
        <table:table-row table:style-name="ro1">
          <table:table-cell office:value-type="string" calcext:value-type="string">
            <text:p>leagu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6]&amp;&quot; &quot;&amp;[.G6]&amp;&quot;,&quot;" office:value-type="string" office:string-value="league_id integer," calcext:value-type="string">
            <text:p>league_id integer,</text:p>
          </table:table-cell>
          <table:table-cell/>
          <table:table-cell table:formula="of:=&quot;'&quot;&amp;[.A6]&amp;&quot;',&quot;" office:value-type="string" office:string-value="'league_id'," calcext:value-type="string">
            <text:p>'league_id',</text:p>
          </table:table-cell>
          <table:table-cell/>
          <table:table-cell table:formula="of:=&quot;md5(&quot;&amp;[.A6]&amp;&quot;),&quot;" office:value-type="string" office:string-value="md5(league_id)," calcext:value-type="string">
            <text:p>md5(league_id),</text:p>
          </table:table-cell>
          <table:table-cell table:formula="of:=&quot;md5(&quot;&amp;[.A6]&amp;&quot;) ||&quot;" office:value-type="string" office:string-value="md5(league_id) ||" calcext:value-type="string">
            <text:p>md5(league_id) ||</text:p>
          </table:table-cell>
        </table:table-row>
        <table:table-row table:style-name="ro1">
          <table:table-cell office:value-type="string" calcext:value-type="string">
            <text:p>level_i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7]&amp;&quot; &quot;&amp;[.G7]&amp;&quot;,&quot;" office:value-type="string" office:string-value="level_id integer," calcext:value-type="string">
            <text:p>level_id integer,</text:p>
          </table:table-cell>
          <table:table-cell/>
          <table:table-cell table:formula="of:=&quot;'&quot;&amp;[.A7]&amp;&quot;',&quot;" office:value-type="string" office:string-value="'level_id'," calcext:value-type="string">
            <text:p>'level_id',</text:p>
          </table:table-cell>
          <table:table-cell/>
          <table:table-cell table:formula="of:=&quot;md5(&quot;&amp;[.A7]&amp;&quot;),&quot;" office:value-type="string" office:string-value="md5(level_id)," calcext:value-type="string">
            <text:p>md5(level_id),</text:p>
          </table:table-cell>
          <table:table-cell table:formula="of:=&quot;md5(&quot;&amp;[.A7]&amp;&quot;) ||&quot;" office:value-type="string" office:string-value="md5(level_id) ||" calcext:value-type="string">
            <text:p>md5(level_id) ||</text:p>
          </table:table-cell>
        </table:table-row>
        <table:table-row table:style-name="ro1">
          <table:table-cell office:value-type="string" calcext:value-type="string">
            <text:p>split_i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8]&amp;&quot; &quot;&amp;[.G8]&amp;&quot;,&quot;" office:value-type="string" office:string-value="split_id integer," calcext:value-type="string">
            <text:p>split_id integer,</text:p>
          </table:table-cell>
          <table:table-cell/>
          <table:table-cell table:formula="of:=&quot;'&quot;&amp;[.A8]&amp;&quot;',&quot;" office:value-type="string" office:string-value="'split_id'," calcext:value-type="string">
            <text:p>'split_id',</text:p>
          </table:table-cell>
          <table:table-cell/>
          <table:table-cell table:formula="of:=&quot;md5(&quot;&amp;[.A8]&amp;&quot;),&quot;" office:value-type="string" office:string-value="md5(split_id)," calcext:value-type="string">
            <text:p>md5(split_id),</text:p>
          </table:table-cell>
          <table:table-cell table:formula="of:=&quot;md5(&quot;&amp;[.A8]&amp;&quot;) ||&quot;" office:value-type="string" office:string-value="md5(split_id) ||" calcext:value-type="string">
            <text:p>md5(split_id) ||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9]&amp;&quot; &quot;&amp;[.G9]&amp;&quot;,&quot;" office:value-type="string" office:string-value="position integer," calcext:value-type="string">
            <text:p>position integer,</text:p>
          </table:table-cell>
          <table:table-cell/>
          <table:table-cell table:formula="of:=&quot;'&quot;&amp;[.A9]&amp;&quot;',&quot;" office:value-type="string" office:string-value="'position'," calcext:value-type="string">
            <text:p>'position',</text:p>
          </table:table-cell>
          <table:table-cell/>
          <table:table-cell table:formula="of:=&quot;md5(&quot;&amp;[.A9]&amp;&quot;),&quot;" office:value-type="string" office:string-value="md5(position)," calcext:value-type="string">
            <text:p>md5(position),</text:p>
          </table:table-cell>
          <table:table-cell table:formula="of:=&quot;md5(&quot;&amp;[.A9]&amp;&quot;) ||&quot;" office:value-type="string" office:string-value="md5(position) ||" calcext:value-type="string">
            <text:p>md5(position) ||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0]&amp;&quot; &quot;&amp;[.G10]&amp;&quot;,&quot;" office:value-type="string" office:string-value="ab integer," calcext:value-type="string">
            <text:p>ab integer,</text:p>
          </table:table-cell>
          <table:table-cell/>
          <table:table-cell table:formula="of:=&quot;'&quot;&amp;[.A10]&amp;&quot;',&quot;" office:value-type="string" office:string-value="'ab'," calcext:value-type="string">
            <text:p>'ab',</text:p>
          </table:table-cell>
          <table:table-cell/>
          <table:table-cell table:formula="of:=&quot;md5(&quot;&amp;[.A10]&amp;&quot;),&quot;" office:value-type="string" office:string-value="md5(ab)," calcext:value-type="string">
            <text:p>md5(ab),</text:p>
          </table:table-cell>
          <table:table-cell table:formula="of:=&quot;md5(&quot;&amp;[.A10]&amp;&quot;) ||&quot;" office:value-type="string" office:string-value="md5(ab) ||" calcext:value-type="string">
            <text:p>md5(ab) ||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1]&amp;&quot; &quot;&amp;[.G11]&amp;&quot;,&quot;" office:value-type="string" office:string-value="h integer," calcext:value-type="string">
            <text:p>h integer,</text:p>
          </table:table-cell>
          <table:table-cell/>
          <table:table-cell table:formula="of:=&quot;'&quot;&amp;[.A11]&amp;&quot;',&quot;" office:value-type="string" office:string-value="'h'," calcext:value-type="string">
            <text:p>'h',</text:p>
          </table:table-cell>
          <table:table-cell/>
          <table:table-cell table:formula="of:=&quot;md5(&quot;&amp;[.A11]&amp;&quot;),&quot;" office:value-type="string" office:string-value="md5(h)," calcext:value-type="string">
            <text:p>md5(h),</text:p>
          </table:table-cell>
          <table:table-cell table:formula="of:=&quot;md5(&quot;&amp;[.A11]&amp;&quot;) ||&quot;" office:value-type="string" office:string-value="md5(h) ||" calcext:value-type="string">
            <text:p>md5(h) ||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2]&amp;&quot; &quot;&amp;[.G12]&amp;&quot;,&quot;" office:value-type="string" office:string-value="k integer," calcext:value-type="string">
            <text:p>k integer,</text:p>
          </table:table-cell>
          <table:table-cell/>
          <table:table-cell table:formula="of:=&quot;'&quot;&amp;[.A12]&amp;&quot;',&quot;" office:value-type="string" office:string-value="'k'," calcext:value-type="string">
            <text:p>'k',</text:p>
          </table:table-cell>
          <table:table-cell/>
          <table:table-cell table:formula="of:=&quot;md5(&quot;&amp;[.A12]&amp;&quot;),&quot;" office:value-type="string" office:string-value="md5(k)," calcext:value-type="string">
            <text:p>md5(k),</text:p>
          </table:table-cell>
          <table:table-cell table:formula="of:=&quot;md5(&quot;&amp;[.A12]&amp;&quot;) ||&quot;" office:value-type="string" office:string-value="md5(k) ||" calcext:value-type="string">
            <text:p>md5(k) ||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3]&amp;&quot; &quot;&amp;[.G13]&amp;&quot;,&quot;" office:value-type="string" office:string-value="pa integer," calcext:value-type="string">
            <text:p>pa integer,</text:p>
          </table:table-cell>
          <table:table-cell/>
          <table:table-cell table:formula="of:=&quot;'&quot;&amp;[.A13]&amp;&quot;',&quot;" office:value-type="string" office:string-value="'pa'," calcext:value-type="string">
            <text:p>'pa',</text:p>
          </table:table-cell>
          <table:table-cell/>
          <table:table-cell table:formula="of:=&quot;md5(&quot;&amp;[.A13]&amp;&quot;),&quot;" office:value-type="string" office:string-value="md5(pa)," calcext:value-type="string">
            <text:p>md5(pa),</text:p>
          </table:table-cell>
          <table:table-cell table:formula="of:=&quot;md5(&quot;&amp;[.A13]&amp;&quot;) ||&quot;" office:value-type="string" office:string-value="md5(pa) ||" calcext:value-type="string">
            <text:p>md5(pa) ||</text:p>
          </table:table-cell>
        </table:table-row>
        <table:table-row table:style-name="ro1">
          <table:table-cell office:value-type="string" calcext:value-type="string">
            <text:p>pitches_seen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4]&amp;&quot; &quot;&amp;[.G14]&amp;&quot;,&quot;" office:value-type="string" office:string-value="pitches_seen integer," calcext:value-type="string">
            <text:p>pitches_seen integer,</text:p>
          </table:table-cell>
          <table:table-cell/>
          <table:table-cell table:formula="of:=&quot;'&quot;&amp;[.A14]&amp;&quot;',&quot;" office:value-type="string" office:string-value="'pitches_seen'," calcext:value-type="string">
            <text:p>'pitches_seen',</text:p>
          </table:table-cell>
          <table:table-cell/>
          <table:table-cell table:formula="of:=&quot;md5(&quot;&amp;[.A14]&amp;&quot;),&quot;" office:value-type="string" office:string-value="md5(pitches_seen)," calcext:value-type="string">
            <text:p>md5(pitches_seen),</text:p>
          </table:table-cell>
          <table:table-cell table:formula="of:=&quot;md5(&quot;&amp;[.A14]&amp;&quot;) ||&quot;" office:value-type="string" office:string-value="md5(pitches_seen) ||" calcext:value-type="string">
            <text:p>md5(pitches_seen) ||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5]&amp;&quot; &quot;&amp;[.G15]&amp;&quot;,&quot;" office:value-type="string" office:string-value="g integer," calcext:value-type="string">
            <text:p>g integer,</text:p>
          </table:table-cell>
          <table:table-cell/>
          <table:table-cell table:formula="of:=&quot;'&quot;&amp;[.A15]&amp;&quot;',&quot;" office:value-type="string" office:string-value="'g'," calcext:value-type="string">
            <text:p>'g',</text:p>
          </table:table-cell>
          <table:table-cell/>
          <table:table-cell table:formula="of:=&quot;md5(&quot;&amp;[.A15]&amp;&quot;),&quot;" office:value-type="string" office:string-value="md5(g)," calcext:value-type="string">
            <text:p>md5(g),</text:p>
          </table:table-cell>
          <table:table-cell table:formula="of:=&quot;md5(&quot;&amp;[.A15]&amp;&quot;) ||&quot;" office:value-type="string" office:string-value="md5(g) ||" calcext:value-type="string">
            <text:p>md5(g) ||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6]&amp;&quot; &quot;&amp;[.G16]&amp;&quot;,&quot;" office:value-type="string" office:string-value="gs integer," calcext:value-type="string">
            <text:p>gs integer,</text:p>
          </table:table-cell>
          <table:table-cell/>
          <table:table-cell table:formula="of:=&quot;'&quot;&amp;[.A16]&amp;&quot;',&quot;" office:value-type="string" office:string-value="'gs'," calcext:value-type="string">
            <text:p>'gs',</text:p>
          </table:table-cell>
          <table:table-cell/>
          <table:table-cell table:formula="of:=&quot;md5(&quot;&amp;[.A16]&amp;&quot;),&quot;" office:value-type="string" office:string-value="md5(gs)," calcext:value-type="string">
            <text:p>md5(gs),</text:p>
          </table:table-cell>
          <table:table-cell table:formula="of:=&quot;md5(&quot;&amp;[.A16]&amp;&quot;) ||&quot;" office:value-type="string" office:string-value="md5(gs) ||" calcext:value-type="string">
            <text:p>md5(gs) ||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7]&amp;&quot; &quot;&amp;[.G17]&amp;&quot;,&quot;" office:value-type="string" office:string-value="d integer," calcext:value-type="string">
            <text:p>d integer,</text:p>
          </table:table-cell>
          <table:table-cell/>
          <table:table-cell table:formula="of:=&quot;'&quot;&amp;[.A17]&amp;&quot;',&quot;" office:value-type="string" office:string-value="'d'," calcext:value-type="string">
            <text:p>'d',</text:p>
          </table:table-cell>
          <table:table-cell/>
          <table:table-cell table:formula="of:=&quot;md5(&quot;&amp;[.A17]&amp;&quot;),&quot;" office:value-type="string" office:string-value="md5(d)," calcext:value-type="string">
            <text:p>md5(d),</text:p>
          </table:table-cell>
          <table:table-cell table:formula="of:=&quot;md5(&quot;&amp;[.A17]&amp;&quot;) ||&quot;" office:value-type="string" office:string-value="md5(d) ||" calcext:value-type="string">
            <text:p>md5(d) ||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8]&amp;&quot; &quot;&amp;[.G18]&amp;&quot;,&quot;" office:value-type="string" office:string-value="t integer," calcext:value-type="string">
            <text:p>t integer,</text:p>
          </table:table-cell>
          <table:table-cell/>
          <table:table-cell table:formula="of:=&quot;'&quot;&amp;[.A18]&amp;&quot;',&quot;" office:value-type="string" office:string-value="'t'," calcext:value-type="string">
            <text:p>'t',</text:p>
          </table:table-cell>
          <table:table-cell/>
          <table:table-cell table:formula="of:=&quot;md5(&quot;&amp;[.A18]&amp;&quot;),&quot;" office:value-type="string" office:string-value="md5(t)," calcext:value-type="string">
            <text:p>md5(t),</text:p>
          </table:table-cell>
          <table:table-cell table:formula="of:=&quot;md5(&quot;&amp;[.A18]&amp;&quot;) ||&quot;" office:value-type="string" office:string-value="md5(t) ||" calcext:value-type="string">
            <text:p>md5(t) ||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19]&amp;&quot; &quot;&amp;[.G19]&amp;&quot;,&quot;" office:value-type="string" office:string-value="hr integer," calcext:value-type="string">
            <text:p>hr integer,</text:p>
          </table:table-cell>
          <table:table-cell/>
          <table:table-cell table:formula="of:=&quot;'&quot;&amp;[.A19]&amp;&quot;',&quot;" office:value-type="string" office:string-value="'hr'," calcext:value-type="string">
            <text:p>'hr',</text:p>
          </table:table-cell>
          <table:table-cell/>
          <table:table-cell table:formula="of:=&quot;md5(&quot;&amp;[.A19]&amp;&quot;),&quot;" office:value-type="string" office:string-value="md5(hr)," calcext:value-type="string">
            <text:p>md5(hr),</text:p>
          </table:table-cell>
          <table:table-cell table:formula="of:=&quot;md5(&quot;&amp;[.A19]&amp;&quot;) ||&quot;" office:value-type="string" office:string-value="md5(hr) ||" calcext:value-type="string">
            <text:p>md5(hr) ||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0]&amp;&quot; &quot;&amp;[.G20]&amp;&quot;,&quot;" office:value-type="string" office:string-value="r integer," calcext:value-type="string">
            <text:p>r integer,</text:p>
          </table:table-cell>
          <table:table-cell/>
          <table:table-cell table:formula="of:=&quot;'&quot;&amp;[.A20]&amp;&quot;',&quot;" office:value-type="string" office:string-value="'r'," calcext:value-type="string">
            <text:p>'r',</text:p>
          </table:table-cell>
          <table:table-cell/>
          <table:table-cell table:formula="of:=&quot;md5(&quot;&amp;[.A20]&amp;&quot;),&quot;" office:value-type="string" office:string-value="md5(r)," calcext:value-type="string">
            <text:p>md5(r),</text:p>
          </table:table-cell>
          <table:table-cell table:formula="of:=&quot;md5(&quot;&amp;[.A20]&amp;&quot;) ||&quot;" office:value-type="string" office:string-value="md5(r) ||" calcext:value-type="string">
            <text:p>md5(r) ||</text:p>
          </table:table-cell>
        </table:table-row>
        <table:table-row table:style-name="ro1">
          <table:table-cell office:value-type="string" calcext:value-type="string">
            <text:p>rbi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1]&amp;&quot; &quot;&amp;[.G21]&amp;&quot;,&quot;" office:value-type="string" office:string-value="rbi integer," calcext:value-type="string">
            <text:p>rbi integer,</text:p>
          </table:table-cell>
          <table:table-cell/>
          <table:table-cell table:formula="of:=&quot;'&quot;&amp;[.A21]&amp;&quot;',&quot;" office:value-type="string" office:string-value="'rbi'," calcext:value-type="string">
            <text:p>'rbi',</text:p>
          </table:table-cell>
          <table:table-cell/>
          <table:table-cell table:formula="of:=&quot;md5(&quot;&amp;[.A21]&amp;&quot;),&quot;" office:value-type="string" office:string-value="md5(rbi)," calcext:value-type="string">
            <text:p>md5(rbi),</text:p>
          </table:table-cell>
          <table:table-cell table:formula="of:=&quot;md5(&quot;&amp;[.A21]&amp;&quot;) ||&quot;" office:value-type="string" office:string-value="md5(rbi) ||" calcext:value-type="string">
            <text:p>md5(rbi) ||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2]&amp;&quot; &quot;&amp;[.G22]&amp;&quot;,&quot;" office:value-type="string" office:string-value="sb integer," calcext:value-type="string">
            <text:p>sb integer,</text:p>
          </table:table-cell>
          <table:table-cell/>
          <table:table-cell table:formula="of:=&quot;'&quot;&amp;[.A22]&amp;&quot;',&quot;" office:value-type="string" office:string-value="'sb'," calcext:value-type="string">
            <text:p>'sb',</text:p>
          </table:table-cell>
          <table:table-cell/>
          <table:table-cell table:formula="of:=&quot;md5(&quot;&amp;[.A22]&amp;&quot;),&quot;" office:value-type="string" office:string-value="md5(sb)," calcext:value-type="string">
            <text:p>md5(sb),</text:p>
          </table:table-cell>
          <table:table-cell table:formula="of:=&quot;md5(&quot;&amp;[.A22]&amp;&quot;) ||&quot;" office:value-type="string" office:string-value="md5(sb) ||" calcext:value-type="string">
            <text:p>md5(sb) ||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3]&amp;&quot; &quot;&amp;[.G23]&amp;&quot;,&quot;" office:value-type="string" office:string-value="cs integer," calcext:value-type="string">
            <text:p>cs integer,</text:p>
          </table:table-cell>
          <table:table-cell/>
          <table:table-cell table:formula="of:=&quot;'&quot;&amp;[.A23]&amp;&quot;',&quot;" office:value-type="string" office:string-value="'cs'," calcext:value-type="string">
            <text:p>'cs',</text:p>
          </table:table-cell>
          <table:table-cell/>
          <table:table-cell table:formula="of:=&quot;md5(&quot;&amp;[.A23]&amp;&quot;),&quot;" office:value-type="string" office:string-value="md5(cs)," calcext:value-type="string">
            <text:p>md5(cs),</text:p>
          </table:table-cell>
          <table:table-cell table:formula="of:=&quot;md5(&quot;&amp;[.A23]&amp;&quot;) ||&quot;" office:value-type="string" office:string-value="md5(cs) ||" calcext:value-type="string">
            <text:p>md5(cs) ||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4]&amp;&quot; &quot;&amp;[.G24]&amp;&quot;,&quot;" office:value-type="string" office:string-value="bb integer," calcext:value-type="string">
            <text:p>bb integer,</text:p>
          </table:table-cell>
          <table:table-cell/>
          <table:table-cell table:formula="of:=&quot;'&quot;&amp;[.A24]&amp;&quot;',&quot;" office:value-type="string" office:string-value="'bb'," calcext:value-type="string">
            <text:p>'bb',</text:p>
          </table:table-cell>
          <table:table-cell/>
          <table:table-cell table:formula="of:=&quot;md5(&quot;&amp;[.A24]&amp;&quot;),&quot;" office:value-type="string" office:string-value="md5(bb)," calcext:value-type="string">
            <text:p>md5(bb),</text:p>
          </table:table-cell>
          <table:table-cell table:formula="of:=&quot;md5(&quot;&amp;[.A24]&amp;&quot;) ||&quot;" office:value-type="string" office:string-value="md5(bb) ||" calcext:value-type="string">
            <text:p>md5(bb) ||</text:p>
          </table:table-cell>
        </table:table-row>
        <table:table-row table:style-name="ro1">
          <table:table-cell office:value-type="string" calcext:value-type="string">
            <text:p>ibb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5]&amp;&quot; &quot;&amp;[.G25]&amp;&quot;,&quot;" office:value-type="string" office:string-value="ibb integer," calcext:value-type="string">
            <text:p>ibb integer,</text:p>
          </table:table-cell>
          <table:table-cell/>
          <table:table-cell table:formula="of:=&quot;'&quot;&amp;[.A25]&amp;&quot;',&quot;" office:value-type="string" office:string-value="'ibb'," calcext:value-type="string">
            <text:p>'ibb',</text:p>
          </table:table-cell>
          <table:table-cell/>
          <table:table-cell table:formula="of:=&quot;md5(&quot;&amp;[.A25]&amp;&quot;),&quot;" office:value-type="string" office:string-value="md5(ibb)," calcext:value-type="string">
            <text:p>md5(ibb),</text:p>
          </table:table-cell>
          <table:table-cell table:formula="of:=&quot;md5(&quot;&amp;[.A25]&amp;&quot;) ||&quot;" office:value-type="string" office:string-value="md5(ibb) ||" calcext:value-type="string">
            <text:p>md5(ibb) ||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6]&amp;&quot; &quot;&amp;[.G26]&amp;&quot;,&quot;" office:value-type="string" office:string-value="gdp integer," calcext:value-type="string">
            <text:p>gdp integer,</text:p>
          </table:table-cell>
          <table:table-cell/>
          <table:table-cell table:formula="of:=&quot;'&quot;&amp;[.A26]&amp;&quot;',&quot;" office:value-type="string" office:string-value="'gdp'," calcext:value-type="string">
            <text:p>'gdp',</text:p>
          </table:table-cell>
          <table:table-cell/>
          <table:table-cell table:formula="of:=&quot;md5(&quot;&amp;[.A26]&amp;&quot;),&quot;" office:value-type="string" office:string-value="md5(gdp)," calcext:value-type="string">
            <text:p>md5(gdp),</text:p>
          </table:table-cell>
          <table:table-cell table:formula="of:=&quot;md5(&quot;&amp;[.A26]&amp;&quot;) ||&quot;" office:value-type="string" office:string-value="md5(gdp) ||" calcext:value-type="string">
            <text:p>md5(gdp) ||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7]&amp;&quot; &quot;&amp;[.G27]&amp;&quot;,&quot;" office:value-type="string" office:string-value="sh integer," calcext:value-type="string">
            <text:p>sh integer,</text:p>
          </table:table-cell>
          <table:table-cell/>
          <table:table-cell table:formula="of:=&quot;'&quot;&amp;[.A27]&amp;&quot;',&quot;" office:value-type="string" office:string-value="'sh'," calcext:value-type="string">
            <text:p>'sh',</text:p>
          </table:table-cell>
          <table:table-cell/>
          <table:table-cell table:formula="of:=&quot;md5(&quot;&amp;[.A27]&amp;&quot;),&quot;" office:value-type="string" office:string-value="md5(sh)," calcext:value-type="string">
            <text:p>md5(sh),</text:p>
          </table:table-cell>
          <table:table-cell table:formula="of:=&quot;md5(&quot;&amp;[.A27]&amp;&quot;) ||&quot;" office:value-type="string" office:string-value="md5(sh) ||" calcext:value-type="string">
            <text:p>md5(sh) ||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8]&amp;&quot; &quot;&amp;[.G28]&amp;&quot;,&quot;" office:value-type="string" office:string-value="sf integer," calcext:value-type="string">
            <text:p>sf integer,</text:p>
          </table:table-cell>
          <table:table-cell/>
          <table:table-cell table:formula="of:=&quot;'&quot;&amp;[.A28]&amp;&quot;',&quot;" office:value-type="string" office:string-value="'sf'," calcext:value-type="string">
            <text:p>'sf',</text:p>
          </table:table-cell>
          <table:table-cell/>
          <table:table-cell table:formula="of:=&quot;md5(&quot;&amp;[.A28]&amp;&quot;),&quot;" office:value-type="string" office:string-value="md5(sf)," calcext:value-type="string">
            <text:p>md5(sf),</text:p>
          </table:table-cell>
          <table:table-cell table:formula="of:=&quot;md5(&quot;&amp;[.A28]&amp;&quot;) ||&quot;" office:value-type="string" office:string-value="md5(sf) ||" calcext:value-type="string">
            <text:p>md5(sf) ||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29]&amp;&quot; &quot;&amp;[.G29]&amp;&quot;,&quot;" office:value-type="string" office:string-value="hp integer," calcext:value-type="string">
            <text:p>hp integer,</text:p>
          </table:table-cell>
          <table:table-cell/>
          <table:table-cell table:formula="of:=&quot;'&quot;&amp;[.A29]&amp;&quot;',&quot;" office:value-type="string" office:string-value="'hp'," calcext:value-type="string">
            <text:p>'hp',</text:p>
          </table:table-cell>
          <table:table-cell/>
          <table:table-cell table:formula="of:=&quot;md5(&quot;&amp;[.A29]&amp;&quot;),&quot;" office:value-type="string" office:string-value="md5(hp)," calcext:value-type="string">
            <text:p>md5(hp),</text:p>
          </table:table-cell>
          <table:table-cell table:formula="of:=&quot;md5(&quot;&amp;[.A29]&amp;&quot;) ||&quot;" office:value-type="string" office:string-value="md5(hp) ||" calcext:value-type="string">
            <text:p>md5(hp) ||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0]&amp;&quot; &quot;&amp;[.G30]&amp;&quot;,&quot;" office:value-type="string" office:string-value="ci integer," calcext:value-type="string">
            <text:p>ci integer,</text:p>
          </table:table-cell>
          <table:table-cell/>
          <table:table-cell table:formula="of:=&quot;'&quot;&amp;[.A30]&amp;&quot;',&quot;" office:value-type="string" office:string-value="'ci'," calcext:value-type="string">
            <text:p>'ci',</text:p>
          </table:table-cell>
          <table:table-cell/>
          <table:table-cell table:formula="of:=&quot;md5(&quot;&amp;[.A30]&amp;&quot;),&quot;" office:value-type="string" office:string-value="md5(ci)," calcext:value-type="string">
            <text:p>md5(ci),</text:p>
          </table:table-cell>
          <table:table-cell table:formula="of:=&quot;md5(&quot;&amp;[.A30]&amp;&quot;) ||&quot;" office:value-type="string" office:string-value="md5(ci) ||" calcext:value-type="string">
            <text:p>md5(ci) ||</text:p>
          </table:table-cell>
        </table:table-row>
        <table:table-row table:style-name="ro1">
          <table:table-cell office:value-type="string" calcext:value-type="string">
            <text:p>wp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ouble</text:p>
          </table:table-cell>
          <table:table-cell table:formula="of:=[.A31]&amp;&quot; &quot;&amp;[.G31]&amp;&quot;,&quot;" office:value-type="string" office:string-value="wpa double," calcext:value-type="string">
            <text:p>wpa double,</text:p>
          </table:table-cell>
          <table:table-cell/>
          <table:table-cell table:formula="of:=&quot;'&quot;&amp;[.A31]&amp;&quot;',&quot;" office:value-type="string" office:string-value="'wpa'," calcext:value-type="string">
            <text:p>'wpa',</text:p>
          </table:table-cell>
          <table:table-cell/>
          <table:table-cell table:formula="of:=&quot;md5(&quot;&amp;[.A31]&amp;&quot;),&quot;" office:value-type="string" office:string-value="md5(wpa)," calcext:value-type="string">
            <text:p>md5(wpa),</text:p>
          </table:table-cell>
          <table:table-cell table:formula="of:=&quot;md5(&quot;&amp;[.A31]&amp;&quot;) ||&quot;" office:value-type="string" office:string-value="md5(wpa) ||" calcext:value-type="string">
            <text:p>md5(wpa) ||</text:p>
          </table:table-cell>
        </table:table-row>
        <table:table-row table:style-name="ro1">
          <table:table-cell office:value-type="string" calcext:value-type="string">
            <text:p>stint</text:p>
          </table:table-cell>
          <table:table-cell office:value-type="string" calcext:value-type="string">
            <text:p>smallint(6)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formula="of:=[.A32]&amp;&quot; &quot;&amp;[.G32]&amp;&quot;,&quot;" office:value-type="string" office:string-value="stint integer," calcext:value-type="string">
            <text:p>stint integer,</text:p>
          </table:table-cell>
          <table:table-cell/>
          <table:table-cell table:formula="of:=&quot;'&quot;&amp;[.A32]&amp;&quot;',&quot;" office:value-type="string" office:string-value="'stint'," calcext:value-type="string">
            <text:p>'stint',</text:p>
          </table:table-cell>
          <table:table-cell/>
          <table:table-cell table:formula="of:=&quot;md5(&quot;&amp;[.A32]&amp;&quot;),&quot;" office:value-type="string" office:string-value="md5(stint)," calcext:value-type="string">
            <text:p>md5(stint),</text:p>
          </table:table-cell>
          <table:table-cell table:formula="of:=&quot;md5(&quot;&amp;[.A32]&amp;&quot;) ||&quot;" office:value-type="string" office:string-value="md5(stint) ||" calcext:value-type="string">
            <text:p>md5(stint) ||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ouble</text:p>
          </table:table-cell>
          <table:table-cell table:formula="of:=[.A33]&amp;&quot; &quot;&amp;[.G33]&amp;&quot;,&quot;" office:value-type="string" office:string-value="war double," calcext:value-type="string">
            <text:p>war double,</text:p>
          </table:table-cell>
          <table:table-cell/>
          <table:table-cell table:formula="of:=&quot;'&quot;&amp;[.A33]&amp;&quot;',&quot;" office:value-type="string" office:string-value="'war'," calcext:value-type="string">
            <text:p>'war',</text:p>
          </table:table-cell>
          <table:table-cell/>
          <table:table-cell table:formula="of:=&quot;md5(&quot;&amp;[.A33]&amp;&quot;),&quot;" office:value-type="string" office:string-value="md5(war)," calcext:value-type="string">
            <text:p>md5(war),</text:p>
          </table:table-cell>
          <table:table-cell table:formula="of:=&quot;md5(&quot;&amp;[.A33]&amp;&quot;) ||&quot;" office:value-type="string" office:string-value="md5(war) ||" calcext:value-type="string">
            <text:p>md5(war) ||</text:p>
          </table:table-cell>
        </table:table-row>
        <table:table-row table:style-name="ro1">
          <table:table-cell office:value-type="string" calcext:value-type="string">
            <text:p>load_date</text:p>
          </table:table-cell>
          <table:table-cell table:number-columns-repeated="10"/>
          <table:table-cell table:formula="of:=&quot;md5(&quot;&amp;[.A34]&amp;&quot;),&quot;" office:value-type="string" office:string-value="md5(load_date)," calcext:value-type="string">
            <text:p>md5(load_date),</text:p>
          </table:table-cell>
          <table:table-cell table:formula="of:=&quot;md5(&quot;&amp;[.A34]&amp;&quot;) ||&quot;" office:value-type="string" office:string-value="md5(load_date) ||" calcext:value-type="string">
            <text:p>md5(load_date) ||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table:number-columns-repeated="10"/>
          <table:table-cell table:formula="of:=&quot;md5(&quot;&amp;[.A35]&amp;&quot;),&quot;" office:value-type="string" office:string-value="md5(customer_id)," calcext:value-type="string">
            <text:p>md5(customer_id),</text:p>
          </table:table-cell>
          <table:table-cell table:formula="of:=&quot;md5(&quot;&amp;[.A35]&amp;&quot;) ||&quot;" office:value-type="string" office:string-value="md5(customer_id) ||" calcext:value-type="string">
            <text:p>md5(customer_id) |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7:13:10.281379224</dc:date>
    <meta:editing-duration>P8DT23H46M34S</meta:editing-duration>
    <meta:editing-cycles>2</meta:editing-cycles>
    <meta:generator>LibreOffice/6.1.5.2$Linux_X86_64 LibreOffice_project/10$Build-2</meta:generator>
    <meta:document-statistic meta:table-count="1" meta:cell-count="269" meta:object-count="0"/>
  </office:meta>
</office:document-meta>
</file>